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333333" draw:textarea-horizontal-align="justify" draw:textarea-vertical-align="middle" draw:auto-grow-height="false" fo:min-height="11.05cm" fo:min-width="18.8cm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8.128cm" fo:min-width="15.374cm"/>
    </style:style>
    <style:style style:name="gr3" style:family="graphic" style:parent-style-name="objectwithoutfill">
      <style:graphic-properties svg:stroke-width="0.053cm" svg:stroke-color="#12762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780373" draw:marker-start-width="0.252cm" draw:marker-end-width="0.252cm" draw:fill="none" draw:textarea-vertical-align="middle" draw:auto-grow-height="false" fo:min-height="1.246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svg:stroke-color="#95179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b4780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3cm" svg:height="11.3cm" svg:x="-0.1cm" svg:y="-0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6.78cm" svg:height="9.284cm" svg:x="1.16cm" svg:y="0.7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5.774cm" svg:y1="6.761cm" svg:x2="12.487cm" svg:y2="6.761cm">
            <text:p/>
          </draw:line>
          <draw:line draw:style-name="gr4" draw:text-style-name="P3" draw:layer="layout" svg:x1="4.516cm" svg:y1="5.146cm" svg:x2="10.39cm" svg:y2="5.146cm">
            <text:p/>
          </draw:line>
          <draw:line draw:style-name="gr5" draw:text-style-name="P3" draw:layer="layout" svg:x1="5.355cm" svg:y1="4.339cm" svg:x2="9.971cm" svg:y2="4.339cm">
            <text:p/>
          </draw:line>
          <draw:line draw:style-name="gr5" draw:text-style-name="P3" draw:layer="layout" svg:x1="5.355cm" svg:y1="5.954cm" svg:x2="7.873cm" svg:y2="5.954cm">
            <text:p/>
          </draw:line>
          <draw:custom-shape draw:style-name="gr6" draw:text-style-name="P4" draw:layer="layout" svg:width="0.839cm" svg:height="1.614cm" svg:x="2.836cm" svg:y="1.516cm">
            <text:p/>
            <draw:enhanced-geometry svg:viewBox="0 0 21600 21600" draw:glue-points="21600 0 0 10800 21600 21600" draw:text-areas="13800 ?f9 21600 ?f10" draw:type="left-brace" draw:modifiers="1800 11068.656716417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" draw:text-style-name="P4" draw:layer="layout" svg:width="0.842cm" svg:height="1.614cm" svg:x="13.325cm" svg:y="7.16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7" draw:text-style-name="P3" draw:layer="layout" svg:x1="4.516cm" svg:y1="3.532cm" svg:x2="9.132cm" svg:y2="3.532cm">
            <text:p/>
          </draw:line>
          <draw:line draw:style-name="gr7" draw:text-style-name="P3" draw:layer="layout" svg:x1="5.355cm" svg:y1="7.568cm" svg:x2="8.292cm" svg:y2="7.568cm">
            <text:p/>
          </draw:line>
          <draw:line draw:style-name="gr4" draw:text-style-name="P3" draw:layer="layout" svg:x1="4.516cm" svg:y1="2.725cm" svg:x2="6.614cm" svg:y2="2.725cm">
            <text:p/>
          </draw:line>
          <draw:line draw:style-name="gr5" draw:text-style-name="P3" draw:layer="layout" svg:x1="7.452cm" svg:y1="2.725cm" svg:x2="12.068cm" svg:y2="2.725cm">
            <text:p/>
          </draw:line>
          <draw:line draw:style-name="gr7" draw:text-style-name="P3" draw:layer="layout" svg:x1="9.131cm" svg:y1="5.954cm" svg:x2="13.747cm" svg:y2="5.954cm">
            <text:p/>
          </draw:line>
          <draw:line draw:style-name="gr3" draw:text-style-name="P3" draw:layer="layout" svg:x1="10.389cm" svg:y1="4.339cm" svg:x2="13.745cm" svg:y2="4.339cm">
            <text:p/>
          </draw:line>
          <draw:line draw:style-name="gr4" draw:text-style-name="P3" draw:layer="layout" svg:x1="9.131cm" svg:y1="7.568cm" svg:x2="11.229cm" svg:y2="7.568cm">
            <text:p/>
          </draw:line>
          <draw:line draw:style-name="gr8" draw:text-style-name="P3" draw:layer="layout" svg:x1="9.969cm" svg:y1="3.532cm" svg:x2="12.487cm" svg:y2="3.532cm">
            <text:p/>
          </draw:line>
          <draw:line draw:style-name="gr8" draw:text-style-name="P3" draw:layer="layout" svg:x1="10.808cm" svg:y1="5.146cm" svg:x2="12.906cm" svg:y2="5.14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6T18:18:47.299664694</meta:creation-date>
    <dc:date>2024-01-18T13:47:35.969507371</dc:date>
    <meta:editing-duration>PT7M34S</meta:editing-duration>
    <meta:editing-cycles>2</meta:editing-cycles>
    <meta:generator>LibreOffice/6.4.7.2$Linux_X86_64 LibreOffice_project/40$Build-2</meta:generator>
    <meta:document-statistic meta:object-count="18"/>
  </office:meta>
</office:document-meta>
</file>